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2000002E500000295812494D9.wmf" manifest:media-type=""/>
  <manifest:file-entry manifest:full-path="Pictures/2000000F000002E5000002958AAC9953.wmf" manifest:media-type=""/>
  <manifest:file-entry manifest:full-path="Pictures/20000012000002E50000029518F174F0.wmf" manifest:media-type=""/>
  <manifest:file-entry manifest:full-path="Pictures/2000000F000002E50000029550C6AE26.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677cm"/>
    </style:style>
    <style:style style:name="P2" style:family="paragraph" style:parent-style-name="Standard" style:list-style-name="" style:master-page-name="Standard">
      <style:paragraph-properties fo:margin-top="0.494cm" fo:margin-bottom="0.494cm" style:contextual-spacing="false" fo:line-height="100%" style:page-number="auto"/>
    </style:style>
    <style:style style:name="P3" style:family="paragraph" style:parent-style-name="Standard" style:list-style-name="">
      <style:paragraph-properties fo:margin-top="0cm" fo:margin-bottom="0.397cm" style:contextual-spacing="false" style:line-height-at-least="0.508cm" fo:background-color="#ffffff">
        <style:background-image/>
      </style:paragraph-properties>
    </style:style>
    <style:style style:name="P4" style:family="paragraph" style:parent-style-name="Standard" style:list-style-name="">
      <style:paragraph-properties fo:margin-top="0cm" fo:margin-bottom="0.397cm" style:contextual-spacing="false" style:line-height-at-least="0.508cm"/>
    </style:style>
    <style:style style:name="P5" style:family="paragraph" style:parent-style-name="Standard">
      <style:paragraph-properties fo:margin-top="0cm" fo:margin-bottom="0cm" style:contextual-spacing="false" fo:line-height="100%" fo:background-color="#f8f8f8" fo:padding-left="0.282cm" fo:padding-right="0.282cm" fo:padding-top="0.176cm" fo:padding-bottom="0.176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6" style:family="paragraph" style:parent-style-name="Standard">
      <style:paragraph-properties fo:margin-top="0cm" fo:margin-bottom="0cm" style:contextual-spacing="false" fo:line-height="100%" fo:background-color="#f8f8f8" fo:padding-left="0.282cm" fo:padding-right="0.282cm" fo:padding-top="0.176cm" fo:padding-bottom="0.176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Courier New" fo:language="en" fo:country="US" style:font-name-asian="Times New Roman1" style:language-asian="es" style:country-asian="ES" style:font-name-complex="Courier New1"/>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style:line-height-at-least="0.677cm"/>
    </style:style>
    <style:style style:name="P9" style:family="paragraph" style:parent-style-name="Standard">
      <style:paragraph-properties fo:margin-top="0cm" fo:margin-bottom="0cm" style:contextual-spacing="false" fo:line-height="100%"/>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P10" style:family="paragraph" style:parent-style-name="Standard">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style>
    <style:style style:name="P11" style:family="paragraph" style:parent-style-name="Standard">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style>
    <style:style style:name="P12" style:family="paragraph" style:parent-style-name="Standard">
      <style:paragraph-properties fo:margin-top="0cm" fo:margin-bottom="0.3cm" style:contextual-spacing="false" style:line-height-at-least="0.677cm"/>
    </style:style>
    <style:style style:name="P13" style:family="paragraph">
      <style:paragraph-properties fo:text-align="center"/>
    </style:style>
    <style:style style:name="T1" style:family="text">
      <style:text-properties style:font-name="Times New Roman" fo:font-size="13.5pt" fo:language="en" fo:country="US" fo:font-weight="bold" style:font-name-asian="Times New Roman1" style:font-size-asian="13.5pt" style:language-asian="es" style:country-asian="ES" style:font-weight-asian="bold" style:font-name-complex="Times New Roman1" style:font-size-complex="13.5pt" style:font-weight-complex="bold"/>
    </style:style>
    <style:style style:name="T2" style:family="text">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language-asian="es" style:country-asian="ES" style:font-style-asian="italic" style:font-name-complex="Times New Roman1" style:font-size-complex="12pt" style:font-style-complex="italic"/>
    </style:style>
    <style:style style:name="T4" style:family="text">
      <style:text-properties style:font-name="Times New Roman" fo:font-size="12pt" style:font-name-asian="Times New Roman1" style:font-size-asian="12pt" style:language-asian="es" style:country-asian="ES" style:font-name-complex="Times New Roman1" style:font-size-complex="12pt"/>
    </style:style>
    <style:style style:name="T5" style:family="text">
      <style:text-properties fo:color="#646464" style:font-name="Verdana" fo:font-size="14.5pt" fo:language="en" fo:country="US" style:font-name-asian="Times New Roman1" style:font-size-asian="14.5pt" style:language-asian="es" style:country-asian="ES" style:font-name-complex="Times New Roman1" style:font-size-complex="14.5pt"/>
    </style:style>
    <style:style style:name="T6" style:family="text">
      <style:text-properties fo:color="#646464" style:font-name="Times New Roman" fo:font-size="14.5pt" fo:language="en" fo:country="US" style:font-name-asian="Times New Roman1" style:font-size-asian="14.5pt" style:language-asian="es" style:country-asian="ES" style:font-name-complex="Times New Roman1" style:font-size-complex="14.5pt"/>
    </style:style>
    <style:style style:name="T7" style:family="text">
      <style:text-properties style:font-name="Courier New" fo:language="en" fo:country="US" style:font-name-asian="Times New Roman1" style:language-asian="es" style:country-asian="ES" style:font-name-complex="Courier New1"/>
    </style:style>
    <style:style style:name="T8" style:family="text">
      <style:text-properties style:font-name="Courier New" style:font-name-asian="Times New Roman1" style:language-asian="es" style:country-asian="ES" style:font-name-complex="Courier New1"/>
    </style:style>
    <style:style style:name="T9" style:family="text">
      <style:text-properties fo:color="#3c3c3c" style:font-name="Times New Roman" fo:font-size="12pt" fo:language="en" fo:country="US" style:font-name-asian="Times New Roman1" style:font-size-asian="12pt" style:language-asian="es" style:country-asian="ES" style:font-name-complex="Times New Roman1" style:font-size-complex="12pt"/>
    </style:style>
    <style:style style:name="T10" style:family="text">
      <style:text-properties fo:color="#3c3c3c" style:font-name="Times New Roman" fo:font-size="12pt" style:font-name-asian="Times New Roman1" style:font-size-asian="12pt" style:language-asian="es" style:country-asian="ES" style:font-name-complex="Times New Roman1" style:font-size-complex="12pt"/>
    </style:style>
    <style:style style:name="T11" style:family="text">
      <style:text-properties style:font-name="Arial" fo:font-size="8pt" style:font-name-asian="Times New Roman1" style:font-size-asian="8pt" style:language-asian="es" style:country-asian="ES" style:font-name-complex="Arial1" style:font-size-complex="8pt" text:display="none"/>
    </style:style>
    <style:style style:name="T12" style:family="text">
      <style:text-properties style:font-name="Arial" fo:font-size="8pt" fo:language="en" fo:country="US" style:font-name-asian="Times New Roman1" style:font-size-asian="8pt" style:language-asian="es" style:country-asian="ES" style:font-name-complex="Arial1" style:font-size-complex="8pt" text:display="none"/>
    </style:style>
    <style:style style:name="T13" style:family="text">
      <style:text-properties fo:color="#1d4595" style:font-name="Times New Roman" fo:font-size="12pt" fo:language="en" fo:country="US"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T14" style:family="text">
      <style:text-properties fo:color="#222222" style:font-name="Verdana" fo:font-size="12pt" fo:language="en" fo:country="US" fo:background-color="#ffffff" loext:char-shading-value="0" style:font-name-asian="Times New Roman1" style:font-size-asian="12pt" style:language-asian="es" style:country-asian="ES" style:font-name-complex="Times New Roman1" style:font-size-complex="12pt"/>
    </style:style>
    <style:style style:name="T15" style:family="text">
      <style:text-properties fo:color="#222222" style:font-name="Verdana" fo:font-size="12pt" fo:language="en" fo:country="US" style:font-name-asian="Times New Roman1" style:font-size-asian="12pt" style:language-asian="es" style:country-asian="ES" style:font-name-complex="Times New Roman1"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span text:style-name="T1">MongoDB course note 5 </text:span></text:h>
      <text:h text:style-name="P3" text:outline-level="2"><text:span text:style-name="T5">Simple Aggregation Example</text:span><text:span text:style-name="T2"><text:line-break/>Write the aggregation query that will find the number of products by category of a collection that has the form:</text:span></text:h>
      <text:p text:style-name="P5"><text:span text:style-name="T7">{</text:span></text:p>
      <text:p text:style-name="P5"><text:span text:style-name="T7"><text:s/>"_id" : ObjectId("50b1aa983b3d0043b51b2c52"),</text:span></text:p>
      <text:p text:style-name="P5"><text:span text:style-name="T7"><text:s/>"name" : "Nexus 7",</text:span></text:p>
      <text:p text:style-name="P5"><text:span text:style-name="T7"><text:s/>"category" : "Tablets",</text:span></text:p>
      <text:p text:style-name="P5"><text:span text:style-name="T7"><text:s/>"manufacturer" : "Google",</text:span></text:p>
      <text:p text:style-name="P5"><text:span text:style-name="T7"><text:s/>"price" : 199</text:span></text:p>
      <text:p text:style-name="P5"><text:span text:style-name="T7">}</text:span></text:p>
      <text:p text:style-name="P6"/>
      <text:p text:style-name="P7"><text:span text:style-name="T2">Have the resulting key be called "num_products," as in the video lesson. Hint, you just need to change which key you are aggregating on relative to the examples shown in the lesson.</text:span></text:p>
      <text:p text:style-name="P1"><text:span text:style-name="T9">Please double quote all keys to make it easier to check your result.</text:span></text:p>
      <text:p text:style-name="P7"><text:span text:style-name="T2">db.products.aggregate([<text:line-break/> {$group: <text:line-break/>   {_id: "$category",<text:line-break/>    num_products: {$sum:1} }<text:line-break/>  }<text:line-break/>])<text:line-break/></text:span></text:p>
      <text:h text:style-name="P3" text:outline-level="2"><text:span text:style-name="T5">The Aggregation Pipeline</text:span></text:h>
      <text:p text:style-name="P12"><text:span text:style-name="T2">Which of the following are stages in the aggregation pipeline. </text:span><text:span text:style-name="T4">Check all that apply.</text:span></text:p>
      <text:p text:style-name="P10"><text:span text:style-name="T11">Principio del formulario</text:span></text:p>
      <text:p text:style-name="P8"><draw:frame text:anchor-type="as-char" svg:y="0cm" draw:z-index="0" draw:style-name="gr1" draw:text-style-name="P13" svg:width="0.715cm" svg:height="0.636cm"><draw:image xlink:href="Pictures/2000000F000002E50000029550C6AE26.wmf" xlink:type="simple" xlink:show="embed" xlink:actuate="onLoad"><text:p/></draw:image></draw:frame><text:span text:style-name="T9">Match</text:span></text:p>
      <text:p text:style-name="P8"><draw:frame text:anchor-type="as-char" svg:y="0cm" draw:z-index="1" draw:style-name="gr1" draw:text-style-name="P13" svg:width="0.715cm" svg:height="0.636cm"><draw:image xlink:href="Pictures/20000012000002E50000029518F174F0.wmf" xlink:type="simple" xlink:show="embed" xlink:actuate="onLoad"><text:p/></draw:image></draw:frame><text:span text:style-name="T9">Transpose</text:span></text:p>
      <text:p text:style-name="P8"><draw:frame text:anchor-type="as-char" svg:y="0cm" draw:z-index="2" draw:style-name="gr1" draw:text-style-name="P13" svg:width="0.715cm" svg:height="0.636cm"><draw:image xlink:href="Pictures/2000000F000002E50000029550C6AE26.wmf" xlink:type="simple" xlink:show="embed" xlink:actuate="onLoad"><text:p/></draw:image></draw:frame><text:span text:style-name="T9">Group</text:span></text:p>
      <text:p text:style-name="P8"><draw:frame text:anchor-type="as-char" svg:y="0cm" draw:z-index="3" draw:style-name="gr1" draw:text-style-name="P13" svg:width="0.715cm" svg:height="0.636cm"><draw:image xlink:href="Pictures/2000000F000002E50000029550C6AE26.wmf" xlink:type="simple" xlink:show="embed" xlink:actuate="onLoad"><text:p/></draw:image></draw:frame><text:span text:style-name="T9">Skip</text:span></text:p>
      <text:p text:style-name="P8"><draw:frame text:anchor-type="as-char" svg:y="0cm" draw:z-index="4" draw:style-name="gr1" draw:text-style-name="P13" svg:width="0.715cm" svg:height="0.636cm"><draw:image xlink:href="Pictures/2000000F000002E50000029550C6AE26.wmf" xlink:type="simple" xlink:show="embed" xlink:actuate="onLoad"><text:p/></draw:image></draw:frame><text:span text:style-name="T9">Limit</text:span></text:p>
      <text:p text:style-name="P8"><draw:frame text:anchor-type="as-char" svg:y="0cm" draw:z-index="5" draw:style-name="gr1" draw:text-style-name="P13" svg:width="0.715cm" svg:height="0.636cm"><draw:image xlink:href="Pictures/2000000F000002E50000029550C6AE26.wmf" xlink:type="simple" xlink:show="embed" xlink:actuate="onLoad"><text:p/></draw:image></draw:frame><text:span text:style-name="T9">Sort</text:span></text:p>
      <text:p text:style-name="P8"><draw:frame text:anchor-type="as-char" svg:y="0cm" draw:z-index="6" draw:style-name="gr1" draw:text-style-name="P13" svg:width="0.715cm" svg:height="0.636cm"><draw:image xlink:href="Pictures/2000000F000002E50000029550C6AE26.wmf" xlink:type="simple" xlink:show="embed" xlink:actuate="onLoad"><text:p/></draw:image></draw:frame><text:span text:style-name="T9">Project</text:span></text:p>
      <text:p text:style-name="P8"><draw:frame text:anchor-type="as-char" svg:y="0cm" draw:z-index="7" draw:style-name="gr1" draw:text-style-name="P13" svg:width="0.715cm" svg:height="0.636cm"><draw:image xlink:href="Pictures/2000000F000002E50000029550C6AE26.wmf" xlink:type="simple" xlink:show="embed" xlink:actuate="onLoad"><text:p/></draw:image></draw:frame><text:span text:style-name="T9">unwind </text:span></text:p>
      <text:p text:style-name="P11"><text:span text:style-name="T12">Final del formulario</text:span></text:p>
      <text:p text:style-name="P7"><text:span text:style-name="T2"><text:line-break/></text:span></text:p>
      <text:h text:style-name="P3" text:outline-level="2"><text:soft-page-break/><text:span text:style-name="T5">Simple Example Expanded</text:span></text:h>
      <text:p text:style-name="P7"><text:span text:style-name="T2">If you have the following collection of stuff:</text:span></text:p>
      <text:p text:style-name="P5"><text:span text:style-name="T7">&gt; db.stuff.find()</text:span></text:p>
      <text:p text:style-name="P5"><text:span text:style-name="T7">{ "_id" : ObjectId("50b26f9d80a78af03b5163c8"), "a" : 1, "b" : 1, "c" : 1 }</text:span></text:p>
      <text:p text:style-name="P5"><text:span text:style-name="T7">{ "_id" : ObjectId("50b26fb480a78af03b5163c9"), "a" : 2, "b" : 2, "c" : 1 }</text:span></text:p>
      <text:p text:style-name="P5"><text:span text:style-name="T7">{ "_id" : ObjectId("50b26fbf80a78af03b5163ca"), "a" : 3, "b" : 3, "c" : 1 }</text:span></text:p>
      <text:p text:style-name="P5"><text:span text:style-name="T7">{ "_id" : ObjectId("50b26fcd80a78af03b5163cb"), "a" : 3, "b" : 3, "c" : 2 }</text:span></text:p>
      <text:p text:style-name="P5"><text:span text:style-name="T7">{ "_id" : ObjectId("50b26fd380a78af03b5163cc"), "a" : 3, "b" : 5, "c" : 3 }</text:span></text:p>
      <text:p text:style-name="P7"><text:span text:style-name="T2">and you perform the following aggregation:</text:span></text:p>
      <text:p text:style-name="P5"><text:span text:style-name="T7">db.stuff.aggregate([{$group:{_id:'$c'}}])</text:span></text:p>
      <text:p text:style-name="P7"><text:span text:style-name="T2">How many documents will be in the result set from aggregate?</text:span></text:p>
      <text:p text:style-name="P7"><text:span text:style-name="T2">3<text:line-break/></text:span></text:p>
      <text:h text:style-name="P4" text:outline-level="2"><text:span text:style-name="T6">Compound Grouping</text:span></text:h>
      <text:p text:style-name="P7"><text:span text:style-name="T2">Given the following collection:</text:span></text:p>
      <text:p text:style-name="P5"><text:span text:style-name="T7">&gt; db.stuff.find()</text:span></text:p>
      <text:p text:style-name="P5"><text:span text:style-name="T7">{ "_id" : ObjectId("50b26f9d80a78af03b5163c8"), "a" : 1, "b" : 1, "c" : 1 }</text:span></text:p>
      <text:p text:style-name="P5"><text:span text:style-name="T7">{ "_id" : ObjectId("50b26fb480a78af03b5163c9"), "a" : 2, "b" : 2, "c" : 1 }</text:span></text:p>
      <text:p text:style-name="P5"><text:span text:style-name="T7">{ "_id" : ObjectId("50b26fbf80a78af03b5163ca"), "a" : 3, "b" : 3, "c" : 1 }</text:span></text:p>
      <text:p text:style-name="P5"><text:span text:style-name="T7">{ "_id" : ObjectId("50b26fcd80a78af03b5163cb"), "a" : 3, "b" : 3, "c" : 2 }</text:span></text:p>
      <text:p text:style-name="P5"><text:span text:style-name="T7">{ "_id" : ObjectId("50b26fd380a78af03b5163cc"), "a" : 3, "b" : 5, "c" : 3 }</text:span></text:p>
      <text:p text:style-name="P5"><text:span text:style-name="T7">{ "_id" : ObjectId("50b27f7080a78af03b5163cd"), "a" : 3, "b" : 3, "c" : 2 }</text:span></text:p>
      <text:p text:style-name="P7"><text:span text:style-name="T2">And the following aggregation query:</text:span></text:p>
      <text:p text:style-name="P5"><text:span text:style-name="T7">db.stuff.aggregate([{$group:</text:span></text:p>
      <text:p text:style-name="P5"><text:span text:style-name="T7"><text:s text:c="7"/>{_id:</text:span></text:p>
      <text:p text:style-name="P5"><text:span text:style-name="T7"><text:s text:c="8"/>{'moe':'$a', </text:span></text:p>
      <text:p text:style-name="P5"><text:span text:style-name="T7"><text:s text:c="9"/>'larry':'$b',</text:span></text:p>
      <text:p text:style-name="P5"><text:span text:style-name="T7"><text:s text:c="9"/>'curly':'$c'</text:span></text:p>
      <text:p text:style-name="P5"><text:span text:style-name="T7"><text:s text:c="8"/>}</text:span></text:p>
      <text:p text:style-name="P5"><text:span text:style-name="T7"><text:s text:c="7"/>}</text:span></text:p>
      <text:p text:style-name="P5"><text:span text:style-name="T7"><text:s text:c="6"/>}])</text:span></text:p>
      <text:p text:style-name="P7"><text:span text:style-name="T2">How many documents will be in the result set?</text:span></text:p>
      <text:p text:style-name="P7"><text:span text:style-name="T2">5<text:line-break/></text:span></text:p>
      <text:h text:style-name="P4" text:outline-level="2"><text:span text:style-name="T6">Aggregation Expressions</text:span></text:h>
      <text:p text:style-name="P12"><text:soft-page-break/><text:span text:style-name="T2">Which of the following aggregation expressions must be used in conjunction with a sort to make any sense?</text:span></text:p>
      <text:p text:style-name="P10"><text:span text:style-name="T11">Principio del formulario</text:span></text:p>
      <text:p text:style-name="P8"><draw:frame text:anchor-type="as-char" svg:y="0cm" draw:z-index="8" draw:style-name="gr1" draw:text-style-name="P13" svg:width="0.715cm" svg:height="0.636cm"><draw:image xlink:href="Pictures/20000012000002E50000029518F174F0.wmf" xlink:type="simple" xlink:show="embed" xlink:actuate="onLoad"><text:p/></draw:image></draw:frame><text:span text:style-name="T9">$addToSet</text:span></text:p>
      <text:p text:style-name="P8"><draw:frame text:anchor-type="as-char" svg:y="0cm" draw:z-index="9" draw:style-name="gr1" draw:text-style-name="P13" svg:width="0.715cm" svg:height="0.636cm"><draw:image xlink:href="Pictures/2000000F000002E50000029550C6AE26.wmf" xlink:type="simple" xlink:show="embed" xlink:actuate="onLoad"><text:p/></draw:image></draw:frame><text:span text:style-name="T9">$first</text:span></text:p>
      <text:p text:style-name="P8"><draw:frame text:anchor-type="as-char" svg:y="0cm" draw:z-index="10" draw:style-name="gr1" draw:text-style-name="P13" svg:width="0.715cm" svg:height="0.636cm"><draw:image xlink:href="Pictures/2000000F000002E50000029550C6AE26.wmf" xlink:type="simple" xlink:show="embed" xlink:actuate="onLoad"><text:p/></draw:image></draw:frame><text:span text:style-name="T9">$last</text:span></text:p>
      <text:p text:style-name="P8"><draw:frame text:anchor-type="as-char" svg:y="0cm" draw:z-index="11" draw:style-name="gr1" draw:text-style-name="P13" svg:width="0.715cm" svg:height="0.636cm"><draw:image xlink:href="Pictures/20000012000002E50000029518F174F0.wmf" xlink:type="simple" xlink:show="embed" xlink:actuate="onLoad"><text:p/></draw:image></draw:frame><text:span text:style-name="T9">$max</text:span></text:p>
      <text:p text:style-name="P8"><draw:frame text:anchor-type="as-char" svg:y="0cm" draw:z-index="12" draw:style-name="gr1" draw:text-style-name="P13" svg:width="0.715cm" svg:height="0.636cm"><draw:image xlink:href="Pictures/20000012000002E50000029518F174F0.wmf" xlink:type="simple" xlink:show="embed" xlink:actuate="onLoad"><text:p/></draw:image></draw:frame><text:span text:style-name="T9">$min</text:span></text:p>
      <text:p text:style-name="P8"><draw:frame text:anchor-type="as-char" svg:y="0cm" draw:z-index="13" draw:style-name="gr1" draw:text-style-name="P13" svg:width="0.715cm" svg:height="0.636cm"><draw:image xlink:href="Pictures/20000012000002E50000029518F174F0.wmf" xlink:type="simple" xlink:show="embed" xlink:actuate="onLoad"><text:p/></draw:image></draw:frame><text:span text:style-name="T9">$avg</text:span></text:p>
      <text:p text:style-name="P8"><draw:frame text:anchor-type="as-char" svg:y="0cm" draw:z-index="14" draw:style-name="gr1" draw:text-style-name="P13" svg:width="0.715cm" svg:height="0.636cm"><draw:image xlink:href="Pictures/20000012000002E50000029518F174F0.wmf" xlink:type="simple" xlink:show="embed" xlink:actuate="onLoad"><text:p/></draw:image></draw:frame><text:span text:style-name="T9">$push</text:span></text:p>
      <text:p text:style-name="P8"><draw:frame text:anchor-type="as-char" svg:y="0cm" draw:z-index="15" draw:style-name="gr1" draw:text-style-name="P13" svg:width="0.715cm" svg:height="0.636cm"><draw:image xlink:href="Pictures/20000012000002E50000029518F174F0.wmf" xlink:type="simple" xlink:show="embed" xlink:actuate="onLoad"><text:p/></draw:image></draw:frame><text:span text:style-name="T9">$sum </text:span></text:p>
      <text:p text:style-name="P11"><text:span text:style-name="T12">Final del formulario</text:span></text:p>
      <text:p text:style-name="P7"><text:span text:style-name="T2"><text:line-break/></text:span></text:p>
      <text:h text:style-name="P3" text:outline-level="2"><text:span text:style-name="T5">Using $sum</text:span></text:h>
      <text:p text:style-name="P7"><text:span text:style-name="T3">This problem, and some after it, use the zips collection from </text:span><text:a xlink:type="simple" xlink:href="http://media.mongodb.org/zips.json"><text:span text:style-name="T13">media.mongodb.org/zips.json</text:span></text:a><text:span text:style-name="T3">. You don't need to download it, but you can if you want, allowing you to test your queries within MongoDB. You can import, once downloaded, using mongoimport</text:span></text:p>
      <text:p text:style-name="P1"><text:span text:style-name="T9">Suppose we have a collection of populations by postal code. The postal codes in are in the _id field, and are therefore unique. Documents look like this:</text:span></text:p>
      <text:p text:style-name="P5"><text:span text:style-name="T7">{</text:span></text:p>
      <text:p text:style-name="P5"><text:span text:style-name="T7"><text:s/>"city" : "CLANTON",</text:span></text:p>
      <text:p text:style-name="P5"><text:span text:style-name="T7"><text:s/>"loc" : [</text:span></text:p>
      <text:p text:style-name="P5"><text:span text:style-name="T7"><text:s text:c="2"/>-86.642472,</text:span></text:p>
      <text:p text:style-name="P5"><text:span text:style-name="T7"><text:s text:c="2"/>32.835532</text:span></text:p>
      <text:p text:style-name="P5"><text:span text:style-name="T7"><text:s/>],</text:span></text:p>
      <text:p text:style-name="P5"><text:span text:style-name="T7"><text:s/>"pop" : 13990,</text:span></text:p>
      <text:p text:style-name="P5"><text:span text:style-name="T7"><text:s/>"state" : "AL",</text:span></text:p>
      <text:p text:style-name="P5"><text:span text:style-name="T7"><text:s/>"_id" : "35045"</text:span></text:p>
      <text:p text:style-name="P5"><text:span text:style-name="T7">}</text:span></text:p>
      <text:p text:style-name="P7"><text:span text:style-name="T3">For students outside the United States, there are 50 non-overlapping states in the US with two letter abbreviations such as NY and CA. In addition, the capital of Washington is within an area designated the District of Columbia, and carries the abbreviation DC. For purposes of the mail, the postal service considers DC to be a "state." So in this dataset, there are 51 states. We call postal codes "zip codes." A city may overlap several zip codes.</text:span></text:p>
      <text:p text:style-name="P1"><text:span text:style-name="T9">Write an aggregation query to sum up the population (pop) by state and put the result in a field called population. Don't use a compound _id key (you don't need one and the </text:span><text:soft-page-break/><text:span text:style-name="T9">quiz checker is not expecting one). The collection name is zips. so something along the lines of db.zips.aggregrate...</text:span></text:p>
      <text:p text:style-name="P7"><text:span text:style-name="T2">db.zips.aggregate([<text:line-break/>{$group: {_id: "$state", population: {$sum: "$pop"}}}<text:line-break/>])<text:line-break/><text:line-break/><text:line-break/></text:span></text:p>
      <text:h text:style-name="P3" text:outline-level="2"><text:span text:style-name="T5">Using $avg</text:span></text:h>
      <text:p text:style-name="P7"><text:span text:style-name="T3">This problem uses the same dataset as we described in using $sum quiz and you should review that quiz if you did not complete it.</text:span></text:p>
      <text:p text:style-name="P1"><text:span text:style-name="T9">Given population data by zip code (postal code) that looks like this:</text:span></text:p>
      <text:p text:style-name="P5"><text:span text:style-name="T7">{</text:span></text:p>
      <text:p text:style-name="P5"><text:span text:style-name="T7"><text:s/>"city" : "FISHERS ISLAND",</text:span></text:p>
      <text:p text:style-name="P5"><text:span text:style-name="T7"><text:s/>"loc" : [</text:span></text:p>
      <text:p text:style-name="P5"><text:span text:style-name="T7"><text:s text:c="2"/>-72.017834,</text:span></text:p>
      <text:p text:style-name="P5"><text:span text:style-name="T7"><text:s text:c="2"/>41.263934</text:span></text:p>
      <text:p text:style-name="P5"><text:span text:style-name="T7"><text:s/>],</text:span></text:p>
      <text:p text:style-name="P5"><text:span text:style-name="T7"><text:s/>"pop" : 329,</text:span></text:p>
      <text:p text:style-name="P5"><text:span text:style-name="T7"><text:s/>"state" : "NY",</text:span></text:p>
      <text:p text:style-name="P5"><text:span text:style-name="T7"><text:s/>"_id" : "06390"</text:span></text:p>
      <text:p text:style-name="P5"><text:span text:style-name="T7">}</text:span></text:p>
      <text:p text:style-name="P7"><text:span text:style-name="T2">Write an aggregation expression to calculate the average population of a zip code (postal code) by state. As before, the postal code is in the _id field and is unique. The collection is assumed to be called "zips" and you should name the key in the result set "average_pop".</text:span></text:p>
      <text:p text:style-name="P7"><text:span text:style-name="T2">db.zips.aggregate([<text:line-break/>{$group: {_id:"$state", average_pop:{$avg: "$pop"} } }<text:line-break/>])<text:line-break/></text:span></text:p>
      <text:h text:style-name="P3" text:outline-level="2"><text:span text:style-name="T5">Using $addToSet</text:span></text:h>
      <text:p text:style-name="P7"><text:span text:style-name="T3">This problem uses the same zip code data as the $using sum quiz. See that quiz for a longer explanation.</text:span></text:p>
      <text:p text:style-name="P1"><text:span text:style-name="T9">Suppose we population by zip code (postal code) data that looks like this (putting in a query for the zip codes in Palo Alto)</text:span></text:p>
      <text:p text:style-name="P5"><text:span text:style-name="T7">&gt; db.zips.find({state:"CA",city:"PALO ALTO"})</text:span></text:p>
      <text:p text:style-name="P5"><text:span text:style-name="T7">{ "city" : "PALO ALTO", "loc" : [ -122.149685, 37.444324 ], "pop" : 15965, "state" : "CA", "_id" : "94301" }</text:span></text:p>
      <text:p text:style-name="P5"><text:span text:style-name="T7">{ "city" : "PALO ALTO", "loc" : [ -122.184234, 37.433424 ], "pop" : 1835, "state" : "CA", "_id" : "94304" }</text:span></text:p>
      <text:p text:style-name="P5"><text:span text:style-name="T7">{ "city" : "PALO ALTO", "loc" : [ -122.127375, 37.418009 ], "pop" : 24309, "state" : "CA", "_id" : "94306" }</text:span></text:p>
      <text:p text:style-name="P7"><text:span text:style-name="T2">Write an aggregation query that will return the postal codes that cover each city. The results should look like this:</text:span></text:p>
      <text:p text:style-name="P5"><text:soft-page-break/><text:span text:style-name="T7"><text:s text:c="2"/>{</text:span></text:p>
      <text:p text:style-name="P5"><text:span text:style-name="T7"><text:s text:c="3"/>"_id" : "CENTREVILLE",</text:span></text:p>
      <text:p text:style-name="P5"><text:span text:style-name="T7"><text:s text:c="3"/>"postal_codes" : [</text:span></text:p>
      <text:p text:style-name="P5"><text:span text:style-name="T7"><text:s text:c="4"/>"22020",</text:span></text:p>
      <text:p text:style-name="P5"><text:span text:style-name="T7"><text:s text:c="4"/>"49032",</text:span></text:p>
      <text:p text:style-name="P5"><text:span text:style-name="T7"><text:s text:c="4"/>"39631",</text:span></text:p>
      <text:p text:style-name="P5"><text:span text:style-name="T7"><text:s text:c="4"/>"21617",</text:span></text:p>
      <text:p text:style-name="P5"><text:span text:style-name="T7"><text:s text:c="4"/>"35042"</text:span></text:p>
      <text:p text:style-name="P5"><text:span text:style-name="T7"><text:s text:c="3"/>]</text:span></text:p>
      <text:p text:style-name="P5"><text:span text:style-name="T7"><text:s text:c="2"/>},</text:span></text:p>
      <text:p text:style-name="P7"><text:span text:style-name="T2">Again the collection will be called zips. You can deduce what your result column names should be from the above output. (ignore the issue that a city may have the same name in two different states and is in fact two different cities in that case - for eg Springfield, MO and Springfield, MA)</text:span></text:p>
      <text:p text:style-name="P7"><text:span text:style-name="T2">db.zips.aggregate([<text:line-break/>{$group: {_id: "$city", postal_codes:{$addToSet:"$_id"}} }<text:line-break/>])<text:line-break/></text:span></text:p>
      <text:h text:style-name="P3" text:outline-level="2"><text:span text:style-name="T5">Using $push</text:span></text:h>
      <text:p text:style-name="P7"><text:span text:style-name="T2">Given the zipcode dataset (explained more fully in the using $sum quiz) that has documents that look like this:</text:span></text:p>
      <text:p text:style-name="P5"><text:span text:style-name="T7">&gt; db.zips.findOne()</text:span></text:p>
      <text:p text:style-name="P5"><text:span text:style-name="T7">{</text:span></text:p>
      <text:p text:style-name="P5"><text:span text:style-name="T7"><text:s/>"city" : "ACMAR",</text:span></text:p>
      <text:p text:style-name="P5"><text:span text:style-name="T7"><text:s/>"loc" : [</text:span></text:p>
      <text:p text:style-name="P5"><text:span text:style-name="T7"><text:s text:c="2"/>-86.51557,</text:span></text:p>
      <text:p text:style-name="P5"><text:span text:style-name="T7"><text:s text:c="2"/>33.584132</text:span></text:p>
      <text:p text:style-name="P5"><text:span text:style-name="T7"><text:s/>],</text:span></text:p>
      <text:p text:style-name="P5"><text:span text:style-name="T7"><text:s/>"pop" : 6055,</text:span></text:p>
      <text:p text:style-name="P5"><text:span text:style-name="T7"><text:s/>"state" : "AL",</text:span></text:p>
      <text:p text:style-name="P5"><text:span text:style-name="T7"><text:s/>"_id" : "35004"</text:span></text:p>
      <text:p text:style-name="P5"><text:span text:style-name="T7">}</text:span></text:p>
      <text:p text:style-name="P6"/>
      <text:p text:style-name="P7"><text:span text:style-name="T2">would you expect the following two queries to produce the same result or different results?</text:span></text:p>
      <text:p text:style-name="P5"><text:span text:style-name="T7">db.zips.aggregate([{"$group":{"_id":"$city", "postal_codes":{"$push":"$_id"}}}])</text:span></text:p>
      <text:p text:style-name="P5"><text:span text:style-name="T7">db.zips.aggregate([{"$group":{"_id":"$city", "postal_codes":{"$addToSet":"$_id"}}}])</text:span></text:p>
      <text:p text:style-name="P10"><text:span text:style-name="T11">Principio del formulario</text:span></text:p>
      <text:p text:style-name="P8"><draw:frame text:anchor-type="as-char" svg:y="0cm" draw:z-index="16" draw:style-name="gr1" draw:text-style-name="P13" svg:width="0.715cm" svg:height="0.636cm"><draw:image xlink:href="Pictures/2000000F000002E5000002958AAC9953.wmf" xlink:type="simple" xlink:show="embed" xlink:actuate="onLoad"><text:p/></draw:image></draw:frame><text:span text:style-name="T9">Same result</text:span></text:p>
      <text:p text:style-name="P8"><draw:frame text:anchor-type="as-char" svg:y="0cm" draw:z-index="17" draw:style-name="gr1" draw:text-style-name="P13" svg:width="0.715cm" svg:height="0.636cm"><draw:image xlink:href="Pictures/20000012000002E500000295812494D9.wmf" xlink:type="simple" xlink:show="embed" xlink:actuate="onLoad"><text:p/></draw:image></draw:frame><text:span text:style-name="T9">Different Result </text:span></text:p>
      <text:p text:style-name="P11"><text:span text:style-name="T12">Final del formulario</text:span></text:p>
      <text:p text:style-name="P7"><text:span text:style-name="T2"><text:line-break/></text:span></text:p>
      <text:h text:style-name="P3" text:outline-level="2"><text:span text:style-name="T5">Using $max and $min</text:span></text:h>
      <text:p text:style-name="P7"><text:soft-page-break/><text:span text:style-name="T2">Again thinking about the zip code database, write an aggregation query that will return the population of the postal code in each state with the highest population. It should return output that looks like this:</text:span></text:p>
      <text:p text:style-name="P5"><text:span text:style-name="T7">{</text:span></text:p>
      <text:p text:style-name="P5"><text:span text:style-name="T7"><text:s text:c="3"/>"_id" : "WI",</text:span></text:p>
      <text:p text:style-name="P5"><text:span text:style-name="T7"><text:s text:c="3"/>"pop" : 57187</text:span></text:p>
      <text:p text:style-name="P5"><text:span text:style-name="T7"><text:s text:c="2"/>},</text:span></text:p>
      <text:p text:style-name="P5"><text:span text:style-name="T7"><text:s text:c="2"/>{</text:span></text:p>
      <text:p text:style-name="P5"><text:span text:style-name="T7"><text:s text:c="3"/>"_id" : "WV",</text:span></text:p>
      <text:p text:style-name="P5"><text:span text:style-name="T7"><text:s text:c="3"/>"pop" : 70185</text:span></text:p>
      <text:p text:style-name="P5"><text:span text:style-name="T7"><text:s text:c="2"/>},</text:span></text:p>
      <text:p text:style-name="P5"><text:span text:style-name="T7">..and so on</text:span></text:p>
      <text:p text:style-name="P7"><text:span text:style-name="T2">Once again, the collection is named zips.</text:span></text:p>
      <text:p text:style-name="P7"><text:span text:style-name="T2">db.zips.aggregate([<text:line-break/>{$group:{_id:"$state", pop: {$max:"$pop"}} }<text:line-break/>])<text:line-break/></text:span></text:p>
      <text:h text:style-name="P3" text:outline-level="2"><text:span text:style-name="T5">Double $group stages</text:span></text:h>
      <text:p text:style-name="P7"><text:span text:style-name="T2">Given the following collection:</text:span></text:p>
      <text:p text:style-name="P5"><text:span text:style-name="T7">&gt; db.fun.find()</text:span></text:p>
      <text:p text:style-name="P5"><text:span text:style-name="T7">{ "_id" : 0, "a" : 0, "b" : 0, "c" : 21 }</text:span></text:p>
      <text:p text:style-name="P5"><text:span text:style-name="T7">{ "_id" : 1, "a" : 0, "b" : 0, "c" : 54 }</text:span></text:p>
      <text:p text:style-name="P5"><text:span text:style-name="T7">{ "_id" : 2, "a" : 0, "b" : 1, "c" : 52 }</text:span></text:p>
      <text:p text:style-name="P5"><text:span text:style-name="T7">{ "_id" : 3, "a" : 0, "b" : 1, "c" : 17 }</text:span></text:p>
      <text:p text:style-name="P5"><text:span text:style-name="T7">{ "_id" : 4, "a" : 1, "b" : 0, "c" : 22 }</text:span></text:p>
      <text:p text:style-name="P5"><text:span text:style-name="T7">{ "_id" : 5, "a" : 1, "b" : 0, "c" : 5 }</text:span></text:p>
      <text:p text:style-name="P5"><text:span text:style-name="T7">{ "_id" : 6, "a" : 1, "b" : 1, "c" : 87 }</text:span></text:p>
      <text:p text:style-name="P5"><text:span text:style-name="T7">{ "_id" : 7, "a" : 1, "b" : 1, "c" : 97 }</text:span></text:p>
      <text:p text:style-name="P6"/>
      <text:p text:style-name="P7"><text:span text:style-name="T2">And the following aggregation query</text:span></text:p>
      <text:p text:style-name="P5"><text:span text:style-name="T7">db.fun.aggregate([{$group:{_id:{a:"$a", b:"$b"}, c:{$max:"$c"}}}, {$group:{_id:"$_id.a", c:{$min:"$c"}}}])</text:span></text:p>
      <text:p text:style-name="P12"><text:span text:style-name="T4">What values are returned?</text:span></text:p>
      <text:p text:style-name="P10"><text:span text:style-name="T11">Principio del formulario</text:span></text:p>
      <text:p text:style-name="P8"><draw:frame text:anchor-type="as-char" svg:y="0cm" draw:z-index="18" draw:style-name="gr1" draw:text-style-name="P13" svg:width="0.715cm" svg:height="0.636cm"><draw:image xlink:href="Pictures/20000012000002E500000295812494D9.wmf" xlink:type="simple" xlink:show="embed" xlink:actuate="onLoad"><text:p/></draw:image></draw:frame><text:span text:style-name="T9">17 and 54</text:span></text:p>
      <text:p text:style-name="P8"><draw:frame text:anchor-type="as-char" svg:y="0cm" draw:z-index="19" draw:style-name="gr1" draw:text-style-name="P13" svg:width="0.715cm" svg:height="0.636cm"><draw:image xlink:href="Pictures/20000012000002E500000295812494D9.wmf" xlink:type="simple" xlink:show="embed" xlink:actuate="onLoad"><text:p/></draw:image></draw:frame><text:span text:style-name="T9">97 and 21</text:span></text:p>
      <text:p text:style-name="P8"><draw:frame text:anchor-type="as-char" svg:y="0cm" draw:z-index="20" draw:style-name="gr1" draw:text-style-name="P13" svg:width="0.715cm" svg:height="0.636cm"><draw:image xlink:href="Pictures/20000012000002E500000295812494D9.wmf" xlink:type="simple" xlink:show="embed" xlink:actuate="onLoad"><text:p/></draw:image></draw:frame><text:span text:style-name="T9">54 and 5</text:span></text:p>
      <text:p text:style-name="P8"><draw:frame text:anchor-type="as-char" svg:y="0cm" draw:z-index="21" draw:style-name="gr1" draw:text-style-name="P13" svg:width="0.715cm" svg:height="0.636cm"><draw:image xlink:href="Pictures/2000000F000002E5000002958AAC9953.wmf" xlink:type="simple" xlink:show="embed" xlink:actuate="onLoad"><text:p/></draw:image></draw:frame><text:span text:style-name="T9">52 and 22 </text:span></text:p>
      <text:p text:style-name="P11"><text:span text:style-name="T12">Final del formulario</text:span></text:p>
      <text:p text:style-name="P9"/>
      <text:h text:style-name="P3" text:outline-level="2"><text:span text:style-name="T5">$project</text:span></text:h>
      <text:p text:style-name="P7"><text:span text:style-name="T2">Write an aggregation query with a single projection stage that will transform the documents in the zips collection from this:</text:span></text:p>
      <text:p text:style-name="P5"><text:soft-page-break/><text:span text:style-name="T7">{</text:span></text:p>
      <text:p text:style-name="P5"><text:span text:style-name="T7"><text:s/>"city" : "ACMAR",</text:span></text:p>
      <text:p text:style-name="P5"><text:span text:style-name="T7"><text:s/>"loc" : [</text:span></text:p>
      <text:p text:style-name="P5"><text:span text:style-name="T7"><text:s text:c="2"/>-86.51557,</text:span></text:p>
      <text:p text:style-name="P5"><text:span text:style-name="T7"><text:s text:c="2"/>33.584132</text:span></text:p>
      <text:p text:style-name="P5"><text:span text:style-name="T7"><text:s/>],</text:span></text:p>
      <text:p text:style-name="P5"><text:span text:style-name="T7"><text:s/>"pop" : 6055,</text:span></text:p>
      <text:p text:style-name="P5"><text:span text:style-name="T7"><text:s/>"state" : "AL",</text:span></text:p>
      <text:p text:style-name="P5"><text:span text:style-name="T7"><text:s/>"_id" : "35004"</text:span></text:p>
      <text:p text:style-name="P5"><text:span text:style-name="T7">}</text:span></text:p>
      <text:p text:style-name="P6"/>
      <text:p text:style-name="P7"><text:span text:style-name="T2">to documents in the result set that look like this:</text:span></text:p>
      <text:p text:style-name="P5"><text:span text:style-name="T7">{</text:span></text:p>
      <text:p text:style-name="P5"><text:span text:style-name="T7"><text:s/>"city" : "acmar",</text:span></text:p>
      <text:p text:style-name="P5"><text:span text:style-name="T7"><text:s/>"pop" : 6055,</text:span></text:p>
      <text:p text:style-name="P5"><text:span text:style-name="T7"><text:s/>"state" : "AL",</text:span></text:p>
      <text:p text:style-name="P5"><text:span text:style-name="T7"><text:s/>"zip" : "35004"</text:span></text:p>
      <text:p text:style-name="P5"><text:span text:style-name="T7">}</text:span></text:p>
      <text:p text:style-name="P7"><text:span text:style-name="T2">So that the checker works properly, please specify what you want to do with the _id key as the first item. The other items should be ordered as above. As before, assume the collection is called zips. You are running only the projection part of the pipeline for this quiz.<text:line-break/><text:line-break/></text:span><text:span text:style-name="T3">A few facts not mentioned in the lesson that you will need to know to get this right: If you don't mention a key, it is not included, except for _id, which must be explicitly suppressed. If you want to include a key exactly as it is named in the source document, you just write key:1, where key is the name of the key. You will probably get more out of this quiz is you download the zips.json file and practice in the shell. zips.json link is in the using $sum quiz</text:span></text:p>
      <text:p text:style-name="P7"><text:span text:style-name="T2">db.zips.aggregate([<text:line-break/>{$project: {_id:0,<text:line-break/>'city':{$toLower:"$city"},'pop':1, 'state':1, 'zip':'$_id'}}<text:line-break/>])<text:line-break/></text:span></text:p>
      <text:h text:style-name="P3" text:outline-level="2"><text:span text:style-name="T5">$match</text:span></text:h>
      <text:p text:style-name="P7"><text:span text:style-name="T2">Again, thinking about the zipcode collection, write an aggregation query with a single match phase that filters for zipcodes with greater than 100,000 people. You may need to look up the use of the </text:span><text:a xlink:type="simple" xlink:href="http://docs.mongodb.org/manual/reference/operators/"><text:span text:style-name="T13">$gt operator in the MongoDB docs</text:span></text:a><text:span text:style-name="T2">.<text:line-break/>Assume the collection is called zips.</text:span></text:p>
      <text:p text:style-name="P7"><text:span text:style-name="T2">db.zips.aggregate([<text:line-break/>{$match: {pop:{$gt:100000}}}<text:line-break/>])<text:line-break/></text:span></text:p>
      <text:h text:style-name="P3" text:outline-level="2"><text:span text:style-name="T5">$sort</text:span></text:h>
      <text:p text:style-name="P7"><text:span text:style-name="T2">Again, considering the zipcode collection, which has documents that look like this,</text:span></text:p>
      <text:p text:style-name="P5"><text:span text:style-name="T7">{</text:span></text:p>
      <text:p text:style-name="P5"><text:span text:style-name="T7"><text:s/>"city" : "ACMAR",</text:span></text:p>
      <text:p text:style-name="P5"><text:span text:style-name="T7"><text:s/>"loc" : [</text:span></text:p>
      <text:p text:style-name="P5"><text:soft-page-break/><text:span text:style-name="T7"><text:s text:c="2"/>-86.51557,</text:span></text:p>
      <text:p text:style-name="P5"><text:span text:style-name="T7"><text:s text:c="2"/>33.584132</text:span></text:p>
      <text:p text:style-name="P5"><text:span text:style-name="T7"><text:s/>],</text:span></text:p>
      <text:p text:style-name="P5"><text:span text:style-name="T7"><text:s/>"pop" : 6055,</text:span></text:p>
      <text:p text:style-name="P5"><text:span text:style-name="T7"><text:s/>"state" : "AL",</text:span></text:p>
      <text:p text:style-name="P5"><text:span text:style-name="T7"><text:s/>"_id" : "35004"</text:span></text:p>
      <text:p text:style-name="P5"><text:span text:style-name="T7">}</text:span></text:p>
      <text:p text:style-name="P6"/>
      <text:p text:style-name="P7"><text:span text:style-name="T2">Write an aggregation query with just a sort stage to sort by (state, city), both ascending. Assume the collection is called zips.</text:span></text:p>
      <text:p text:style-name="P7"><text:span text:style-name="T2">db.zips.aggregate([<text:line-break/>{$sort: {state:1, city:1} }<text:line-break/>])<text:line-break/></text:span></text:p>
      <text:h text:style-name="P3" text:outline-level="2"><text:span text:style-name="T5">$limit and $skip</text:span></text:h>
      <text:p text:style-name="P7"><text:span text:style-name="T2">Suppose you change the order of skip and limit in the query shown in the lesson, to look like this:</text:span></text:p>
      <text:p text:style-name="P5"><text:span text:style-name="T7">db.zips.aggregate([</text:span></text:p>
      <text:p text:style-name="P5"><text:span text:style-name="T7"><text:s text:c="4"/>{$match:</text:span></text:p>
      <text:p text:style-name="P5"><text:span text:style-name="T7"><text:s text:c="5"/>{</text:span></text:p>
      <text:p text:style-name="P5"><text:span text:style-name="T7"><text:s text:c="2"/>state:"NY"</text:span></text:p>
      <text:p text:style-name="P5"><text:span text:style-name="T7"><text:s text:c="5"/>}</text:span></text:p>
      <text:p text:style-name="P5"><text:span text:style-name="T7"><text:s text:c="4"/>},</text:span></text:p>
      <text:p text:style-name="P5"><text:span text:style-name="T7"><text:s text:c="4"/>{$group:</text:span></text:p>
      <text:p text:style-name="P5"><text:span text:style-name="T7"><text:s text:c="5"/>{</text:span></text:p>
      <text:p text:style-name="P5"><text:span text:style-name="T7"><text:s text:c="2"/>_id: "$city",</text:span></text:p>
      <text:p text:style-name="P5"><text:span text:style-name="T7"><text:s text:c="2"/>population: {$sum:"$pop"},</text:span></text:p>
      <text:p text:style-name="P5"><text:span text:style-name="T7"><text:s text:c="5"/>}</text:span></text:p>
      <text:p text:style-name="P5"><text:span text:style-name="T7"><text:s text:c="4"/>},</text:span></text:p>
      <text:p text:style-name="P5"><text:span text:style-name="T7"><text:s text:c="4"/>{$project:</text:span></text:p>
      <text:p text:style-name="P5"><text:span text:style-name="T7"><text:s text:c="5"/>{</text:span></text:p>
      <text:p text:style-name="P5"><text:span text:style-name="T7"><text:s text:c="2"/>_id: 0,</text:span></text:p>
      <text:p text:style-name="P5"><text:span text:style-name="T7"><text:s text:c="2"/>city: "$_id",</text:span></text:p>
      <text:p text:style-name="P5"><text:span text:style-name="T7"><text:s text:c="2"/>population: 1,</text:span></text:p>
      <text:p text:style-name="P5"><text:span text:style-name="T7"><text:s text:c="5"/>}</text:span></text:p>
      <text:p text:style-name="P5"><text:span text:style-name="T7"><text:s text:c="4"/>},</text:span></text:p>
      <text:p text:style-name="P5"><text:span text:style-name="T7"><text:s text:c="4"/>{$sort:</text:span></text:p>
      <text:p text:style-name="P5"><text:span text:style-name="T7"><text:s text:c="5"/>{</text:span></text:p>
      <text:p text:style-name="P5"><text:span text:style-name="T7"><text:s text:c="2"/>population:-1</text:span></text:p>
      <text:p text:style-name="P5"><text:span text:style-name="T7"><text:s text:c="5"/>}</text:span></text:p>
      <text:p text:style-name="P5"><text:span text:style-name="T7"><text:s text:c="4"/>},</text:span></text:p>
      <text:p text:style-name="P5"><text:span text:style-name="T7"><text:s text:c="4"/>{$limit: 5},</text:span></text:p>
      <text:p text:style-name="P5"><text:span text:style-name="T7"><text:s text:c="4"/>{$skip: 10} </text:span></text:p>
      <text:p text:style-name="P5"><text:span text:style-name="T7">])</text:span></text:p>
      <text:p text:style-name="P6"/>
      <text:p text:style-name="P12"><text:span text:style-name="T2">How many documents do you think will be in the result set?</text:span></text:p>
      <text:p text:style-name="P10"><text:span text:style-name="T11">Principio del formulario</text:span></text:p>
      <text:p text:style-name="P8"><draw:frame text:anchor-type="as-char" svg:y="0cm" draw:z-index="22" draw:style-name="gr1" draw:text-style-name="P13" svg:width="0.715cm" svg:height="0.636cm"><draw:image xlink:href="Pictures/20000012000002E500000295812494D9.wmf" xlink:type="simple" xlink:show="embed" xlink:actuate="onLoad"><text:p/></draw:image></draw:frame><text:span text:style-name="T9">10</text:span></text:p>
      <text:p text:style-name="P8"><draw:frame text:anchor-type="as-char" svg:y="0cm" draw:z-index="23" draw:style-name="gr1" draw:text-style-name="P13" svg:width="0.715cm" svg:height="0.636cm"><draw:image xlink:href="Pictures/20000012000002E500000295812494D9.wmf" xlink:type="simple" xlink:show="embed" xlink:actuate="onLoad"><text:p/></draw:image></draw:frame><text:span text:style-name="T9">5</text:span></text:p>
      <text:p text:style-name="P8"><text:soft-page-break/><draw:frame text:anchor-type="as-char" svg:y="0cm" draw:z-index="24" draw:style-name="gr1" draw:text-style-name="P13" svg:width="0.715cm" svg:height="0.636cm"><draw:image xlink:href="Pictures/2000000F000002E5000002958AAC9953.wmf" xlink:type="simple" xlink:show="embed" xlink:actuate="onLoad"><text:p/></draw:image></draw:frame><text:span text:style-name="T9">0</text:span></text:p>
      <text:p text:style-name="P8"><draw:frame text:anchor-type="as-char" svg:y="0cm" draw:z-index="25" draw:style-name="gr1" draw:text-style-name="P13" svg:width="0.715cm" svg:height="0.636cm"><draw:image xlink:href="Pictures/20000012000002E500000295812494D9.wmf" xlink:type="simple" xlink:show="embed" xlink:actuate="onLoad"><text:p/></draw:image></draw:frame><text:span text:style-name="T9">100 </text:span></text:p>
      <text:p text:style-name="P11"><text:span text:style-name="T12">Final del formulario</text:span></text:p>
      <text:p text:style-name="P9"/>
      <text:h text:style-name="P3" text:outline-level="2"><text:span text:style-name="T5">Revisiting $first and $last</text:span></text:h>
      <text:p text:style-name="P7"><text:span text:style-name="T2">Given the following collection:</text:span></text:p>
      <text:p text:style-name="P5"><text:span text:style-name="T7">&gt; db.fun.find()</text:span></text:p>
      <text:p text:style-name="P5"><text:span text:style-name="T7">{ "_id" : 0, "a" : 0, "b" : 0, "c" : 21 }</text:span></text:p>
      <text:p text:style-name="P5"><text:span text:style-name="T7">{ "_id" : 1, "a" : 0, "b" : 0, "c" : 54 }</text:span></text:p>
      <text:p text:style-name="P5"><text:span text:style-name="T7">{ "_id" : 2, "a" : 0, "b" : 1, "c" : 52 }</text:span></text:p>
      <text:p text:style-name="P5"><text:span text:style-name="T7">{ "_id" : 3, "a" : 0, "b" : 1, "c" : 17 }</text:span></text:p>
      <text:p text:style-name="P5"><text:span text:style-name="T7">{ "_id" : 4, "a" : 1, "b" : 0, "c" : 22 }</text:span></text:p>
      <text:p text:style-name="P5"><text:span text:style-name="T7">{ "_id" : 5, "a" : 1, "b" : 0, "c" : 5 }</text:span></text:p>
      <text:p text:style-name="P5"><text:span text:style-name="T7">{ "_id" : 6, "a" : 1, "b" : 1, "c" : 87 }</text:span></text:p>
      <text:p text:style-name="P5"><text:span text:style-name="T7">{ "_id" : 7, "a" : 1, "b" : 1, "c" : 97 }</text:span></text:p>
      <text:p text:style-name="P7"><text:span text:style-name="T2">What would be the value of c in the result from this aggregation query</text:span></text:p>
      <text:p text:style-name="P5"><text:span text:style-name="T7">db.fun.aggregate([</text:span></text:p>
      <text:p text:style-name="P5"><text:span text:style-name="T7"><text:s text:c="4"/>{$match:{a:0}},</text:span></text:p>
      <text:p text:style-name="P5"><text:span text:style-name="T7"><text:s text:c="4"/>{$sort:{c:-1}}, </text:span></text:p>
      <text:p text:style-name="P5"><text:span text:style-name="T7"><text:s text:c="4"/>{$group:{_id:"$a", c:{$first:"$c"}}}</text:span></text:p>
      <text:p text:style-name="P5"><text:span text:style-name="T8">])</text:span></text:p>
      <text:p text:style-name="P10"><text:span text:style-name="T11">Principio del formulario</text:span></text:p>
      <text:p text:style-name="P8"><draw:frame text:anchor-type="as-char" svg:y="0cm" draw:z-index="26" draw:style-name="gr1" draw:text-style-name="P13" svg:width="0.715cm" svg:height="0.636cm"><draw:image xlink:href="Pictures/20000012000002E500000295812494D9.wmf" xlink:type="simple" xlink:show="embed" xlink:actuate="onLoad"><text:p/></draw:image></draw:frame><text:span text:style-name="T9">21</text:span></text:p>
      <text:p text:style-name="P8"><draw:frame text:anchor-type="as-char" svg:y="0cm" draw:z-index="27" draw:style-name="gr1" draw:text-style-name="P13" svg:width="0.715cm" svg:height="0.636cm"><draw:image xlink:href="Pictures/2000000F000002E5000002958AAC9953.wmf" xlink:type="simple" xlink:show="embed" xlink:actuate="onLoad"><text:p/></draw:image></draw:frame><text:span text:style-name="T9">54</text:span></text:p>
      <text:p text:style-name="P8"><draw:frame text:anchor-type="as-char" svg:y="0cm" draw:z-index="28" draw:style-name="gr1" draw:text-style-name="P13" svg:width="0.715cm" svg:height="0.636cm"><draw:image xlink:href="Pictures/20000012000002E500000295812494D9.wmf" xlink:type="simple" xlink:show="embed" xlink:actuate="onLoad"><text:p/></draw:image></draw:frame><text:span text:style-name="T9">97</text:span></text:p>
      <text:p text:style-name="P8"><draw:frame text:anchor-type="as-char" svg:y="0cm" draw:z-index="29" draw:style-name="gr1" draw:text-style-name="P13" svg:width="0.715cm" svg:height="0.636cm"><draw:image xlink:href="Pictures/20000012000002E500000295812494D9.wmf" xlink:type="simple" xlink:show="embed" xlink:actuate="onLoad"><text:p/></draw:image></draw:frame><text:span text:style-name="T9">5 </text:span></text:p>
      <text:p text:style-name="P11"><text:span text:style-name="T12">Final del formulario</text:span></text:p>
      <text:p text:style-name="P7"><text:span text:style-name="T2"><text:line-break/></text:span></text:p>
      <text:h text:style-name="P3" text:outline-level="2"><text:span text:style-name="T5"> $unwind</text:span></text:h>
      <text:p text:style-name="P7"><text:span text:style-name="T2">Suppose you have the following collection:</text:span></text:p>
      <text:p text:style-name="P5"><text:span text:style-name="T7">db.people.find()</text:span></text:p>
      <text:p text:style-name="P5"><text:span text:style-name="T7">{ "_id" : "Barack Obama", "likes" : [ "social justice", "health care", "taxes" ] }</text:span></text:p>
      <text:p text:style-name="P5"><text:span text:style-name="T7">{ "_id" : "Mitt Romney", "likes" : [ "a balanced budget", "corporations", "binders full of women" ] }</text:span></text:p>
      <text:p text:style-name="P12"><text:span text:style-name="T2">And you unwind the "likes" array of each document. How many documents will you wind up with?</text:span></text:p>
      <text:p text:style-name="P10"><text:span text:style-name="T11">Principio del formulario</text:span></text:p>
      <text:p text:style-name="P8"><draw:frame text:anchor-type="as-char" svg:y="0cm" draw:z-index="30" draw:style-name="gr1" draw:text-style-name="P13" svg:width="0.715cm" svg:height="0.636cm"><draw:image xlink:href="Pictures/20000012000002E500000295812494D9.wmf" xlink:type="simple" xlink:show="embed" xlink:actuate="onLoad"><text:p/></draw:image></draw:frame><text:span text:style-name="T9">2</text:span></text:p>
      <text:p text:style-name="P8"><draw:frame text:anchor-type="as-char" svg:y="0cm" draw:z-index="31" draw:style-name="gr1" draw:text-style-name="P13" svg:width="0.715cm" svg:height="0.636cm"><draw:image xlink:href="Pictures/20000012000002E500000295812494D9.wmf" xlink:type="simple" xlink:show="embed" xlink:actuate="onLoad"><text:p/></draw:image></draw:frame><text:span text:style-name="T9">4</text:span></text:p>
      <text:p text:style-name="P8"><text:soft-page-break/><draw:frame text:anchor-type="as-char" svg:y="0cm" draw:z-index="32" draw:style-name="gr1" draw:text-style-name="P13" svg:width="0.715cm" svg:height="0.636cm"><draw:image xlink:href="Pictures/2000000F000002E5000002958AAC9953.wmf" xlink:type="simple" xlink:show="embed" xlink:actuate="onLoad"><text:p/></draw:image></draw:frame><text:span text:style-name="T9">6</text:span></text:p>
      <text:p text:style-name="P8"><draw:frame text:anchor-type="as-char" svg:y="0cm" draw:z-index="33" draw:style-name="gr1" draw:text-style-name="P13" svg:width="0.715cm" svg:height="0.636cm"><draw:image xlink:href="Pictures/20000012000002E500000295812494D9.wmf" xlink:type="simple" xlink:show="embed" xlink:actuate="onLoad"><text:p/></draw:image></draw:frame><text:span text:style-name="T9">9 </text:span></text:p>
      <text:p text:style-name="P11"><text:span text:style-name="T12">Final del formulario</text:span></text:p>
      <text:p text:style-name="P7"><text:span text:style-name="T2"><text:line-break/></text:span></text:p>
      <text:h text:style-name="P3" text:outline-level="2"><text:span text:style-name="T5">$unwind example</text:span></text:h>
      <text:p text:style-name="P12"><text:span text:style-name="T2">Which grouping operator will enable to you to reverse the effects of an unwind?</text:span></text:p>
      <text:p text:style-name="P10"><text:span text:style-name="T11">Principio del formulario</text:span></text:p>
      <text:p text:style-name="P8"><draw:frame text:anchor-type="as-char" svg:y="0cm" draw:z-index="34" draw:style-name="gr1" draw:text-style-name="P13" svg:width="0.715cm" svg:height="0.636cm"><draw:image xlink:href="Pictures/20000012000002E500000295812494D9.wmf" xlink:type="simple" xlink:show="embed" xlink:actuate="onLoad"><text:p/></draw:image></draw:frame><text:span text:style-name="T9">$sum</text:span></text:p>
      <text:p text:style-name="P8"><draw:frame text:anchor-type="as-char" svg:y="0cm" draw:z-index="35" draw:style-name="gr1" draw:text-style-name="P13" svg:width="0.715cm" svg:height="0.636cm"><draw:image xlink:href="Pictures/20000012000002E500000295812494D9.wmf" xlink:type="simple" xlink:show="embed" xlink:actuate="onLoad"><text:p/></draw:image></draw:frame><text:span text:style-name="T9">$addToSet</text:span></text:p>
      <text:p text:style-name="P8"><draw:frame text:anchor-type="as-char" svg:y="0cm" draw:z-index="36" draw:style-name="gr1" draw:text-style-name="P13" svg:width="0.715cm" svg:height="0.636cm"><draw:image xlink:href="Pictures/2000000F000002E5000002958AAC9953.wmf" xlink:type="simple" xlink:show="embed" xlink:actuate="onLoad"><text:p/></draw:image></draw:frame><text:span text:style-name="T9">$push</text:span></text:p>
      <text:p text:style-name="P8"><draw:frame text:anchor-type="as-char" svg:y="0cm" draw:z-index="37" draw:style-name="gr1" draw:text-style-name="P13" svg:width="0.715cm" svg:height="0.636cm"><draw:image xlink:href="Pictures/20000012000002E500000295812494D9.wmf" xlink:type="simple" xlink:show="embed" xlink:actuate="onLoad"><text:p/></draw:image></draw:frame><text:span text:style-name="T9">$first </text:span></text:p>
      <text:p text:style-name="P11"><text:span text:style-name="T12">Final del formulario</text:span></text:p>
      <text:p text:style-name="P7"><text:span text:style-name="T2"><text:line-break/></text:span></text:p>
      <text:h text:style-name="P3" text:outline-level="2"><text:span text:style-name="T5">double $unwind</text:span></text:h>
      <text:p text:style-name="P7"><text:span text:style-name="T2">Can you reverse the effects of a double unwind (2 unwinds in a row) in our inventory collection (shown in the lesson) with the $push operator?</text:span></text:p>
      <text:p text:style-name="P10"><text:span text:style-name="T11">Principio del formulario</text:span></text:p>
      <text:p text:style-name="P7"><draw:frame text:anchor-type="as-char" svg:y="0cm" draw:z-index="38" draw:style-name="gr1" draw:text-style-name="P13" svg:width="0.715cm" svg:height="0.636cm"><draw:image xlink:href="Pictures/2000000F000002E5000002958AAC9953.wmf" xlink:type="simple" xlink:show="embed" xlink:actuate="onLoad"><text:p/></draw:image></draw:frame><text:span text:style-name="T4">Yes</text:span></text:p>
      <text:p text:style-name="P7"><draw:frame text:anchor-type="as-char" svg:y="0cm" draw:z-index="39" draw:style-name="gr1" draw:text-style-name="P13" svg:width="0.715cm" svg:height="0.636cm"><draw:image xlink:href="Pictures/20000012000002E500000295812494D9.wmf" xlink:type="simple" xlink:show="embed" xlink:actuate="onLoad"><text:p/></draw:image></draw:frame><text:span text:style-name="T4">No</text:span></text:p>
      <text:p text:style-name="P11"><text:span text:style-name="T11">Final del formulario</text:span></text:p>
      <text:p text:style-name="P9"/>
      <text:p text:style-name="P9"/>
      <text:p text:style-name="P7"><text:span text:style-name="T2"><text:line-break/></text:span><text:span text:style-name="T14">use the aggregation framework to calculate the author with the greatest number of comments.</text:span><text:span text:style-name="T2"><text:line-break/></text:span><text:span text:style-name="T15"> db.posts.aggregate([ {$project: {author:"$comments.author"}}, {$unwind: "$author"}, {$group: {_id:"$author", count:{$sum:1}}}, {$sort:{count:1}} ])</text:span><text:span text:style-name="T2"><text:line-break/></text:span><text:span text:style-name="T14"><text:line-break/></text:span><text:span text:style-name="T2"><text:line-break/><text:line-break/></text:span><text:span text:style-name="T14">Please calculate the average population of cities in California (abbreviation CA) and New York (NY) (taken together) with populations over 25,000. </text:span><text:span text:style-name="T15"><text:line-break/><text:line-break/></text:span><text:span text:style-name="T14">For this problem, assume that a city name that appears in more than one state represents two separate cities. (some cities span more than one zipcode)</text:span><text:span text:style-name="T2"><text:line-break/></text:span><text:span text:style-name="T15">db.zips.aggregate([</text:span><text:span text:style-name="T2"><text:line-break/></text:span><text:span text:style-name="T15">{$match: {state:{$in:["CA","NY"]}}}, </text:span><text:span text:style-name="T2"><text:line-break/></text:span><text:soft-page-break/><text:span text:style-name="T15">{$group: {_id:{city:"$city",state:"$state"}, pop:{$sum:"$pop"}} }, </text:span><text:span text:style-name="T2"><text:line-break/></text:span><text:span text:style-name="T15">{$match:{pop:{$gt:25000}}}, </text:span><text:span text:style-name="T2"><text:line-break/></text:span><text:span text:style-name="T15">{$group:{_id:null, avg:{$avg:"$pop"}} } </text:span><text:span text:style-name="T2"><text:line-break/></text:span><text:span text:style-name="T15">])</text:span><text:span text:style-name="T2"><text:line-break/></text:span><text:span text:style-name="T15"><text:line-break/><text:line-break/><text:line-break/></text:span></text:p>
      <text:p text:style-name="P7"><text:span text:style-name="T15"><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default-outline-level="3" style:list-style-name="" style:class="text"/>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HTML_20_Top_20_of_20_Form" style:display-name="HTML Top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varro</meta:initial-creator>
    <dc:creator>janavarro</dc:creator>
    <meta:editing-cycles>20</meta:editing-cycles>
    <meta:creation-date>2014-03-03T15:04:00</meta:creation-date>
    <dc:date>2014-03-18T14:47:00</dc:date>
    <meta:editing-duration>PT9M21S</meta:editing-duration>
    <meta:generator>LibreOffice/4.2.1.1$Windows_x86 LibreOffice_project/d7dbbd7842e6a58b0f521599204e827654e1fb8b</meta:generator>
    <meta:document-statistic meta:table-count="0" meta:image-count="0" meta:object-count="0" meta:page-count="11" meta:paragraph-count="285" meta:word-count="1942" meta:character-count="11378" meta:non-whitespace-character-count="9383"/>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